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center" draw:textarea-vertical-align="middle"/>
    </style:style>
    <style:style style:name="gr3" style:family="graphic" style:parent-style-name="standard">
      <style:graphic-properties draw:fill-color="#80808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3cm" fo:min-width="2.66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fill-color="#e6e6e6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svg:stroke-width="0.03cm" draw:marker-start-width="0.3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2cm" draw:marker-start-width="0.329cm" draw:marker-end="Arrow_20_concave" draw:marker-end-width="0.329cm" draw:textarea-horizontal-align="center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width="0.03cm" draw:marker-start-width="0.345cm" draw:marker-end-width="0.3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Mono'" style:font-family-generic="modern" style:font-pitch="fixed" fo:font-size="10pt" style:font-size-asian="10pt" style:font-size-complex="10pt"/>
    </style:style>
    <style:style style:name="P3" style:family="paragraph">
      <style:paragraph-properties fo:text-align="center"/>
      <style:text-properties fo:font-family="'Liberation Mono'" style:font-family-generic="modern" style:font-pitch="fixed" fo:font-size="18pt" style:font-size-asian="18pt" style:font-size-complex="18pt"/>
    </style:style>
    <style:style style:name="P4" style:family="paragraph">
      <style:paragraph-properties fo:text-align="center"/>
      <style:text-properties fo:font-family="'Liberation Mono'" style:font-family-generic="modern" style:font-pitch="fixed"/>
    </style:style>
    <style:style style:name="P5" style:family="paragraph">
      <style:text-properties fo:font-family="'Liberation Mono'" style:font-family-generic="modern" style:font-pitch="fixed"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family="'Liberation Mono'" style:font-family-generic="modern" style:font-pitch="fixed" fo:font-size="10pt" style:font-size-asian="10pt" style:font-size-complex="10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0.2cm" svg:height="2cm" svg:x="2.675cm" svg:y="3.966cm">
          <text:p/>
        </draw:rect>
        <draw:rect draw:style-name="gr1" draw:text-style-name="P1" draw:id="id3" draw:layer="layout" svg:width="0.2cm" svg:height="1.4cm" svg:x="3.947cm" svg:y="4.266cm">
          <text:p/>
        </draw:rect>
        <draw:rect draw:style-name="gr1" draw:text-style-name="P1" draw:layer="layout" svg:width="0.2cm" svg:height="5cm" draw:transform="rotate (-0.474380490693156) translate (17.454cm 4.733cm)">
          <text:p/>
        </draw:rect>
        <draw:rect draw:style-name="gr2" draw:text-style-name="P1" draw:layer="layout" svg:width="1.905cm" svg:height="2.281cm" svg:x="4.705cm" svg:y="3.826cm" draw:corner-radius="0.05cm">
          <text:p text:style-name="P1">D1</text:p>
        </draw:rect>
        <draw:rect draw:style-name="gr2" draw:text-style-name="P1" draw:layer="layout" svg:width="4.445cm" svg:height="2.281cm" svg:x="7.815cm" svg:y="3.826cm" draw:corner-radius="0.05cm">
          <text:p text:style-name="P1">D2-D5</text:p>
        </draw:rect>
        <draw:rect draw:style-name="gr3" draw:text-style-name="P1" draw:layer="layout" svg:width="0.4cm" svg:height="1.199cm" svg:x="6.888cm" svg:y="4.367cm">
          <text:p/>
        </draw:rect>
        <draw:rect draw:style-name="gr2" draw:text-style-name="P1" draw:layer="layout" svg:width="2.2cm" svg:height="5cm" draw:transform="rotate (-0.474380490693156) translate (15.284cm 3.618cm)" draw:corner-radius="0.05cm">
          <text:p text:style-name="P1">D6-D7</text:p>
        </draw:rect>
        <draw:frame draw:style-name="gr4" draw:layer="layout" svg:width="0.887cm" svg:height="0.962cm" svg:x="6.645cm" svg:y="5.713cm">
          <draw:text-box>
            <text:p>T</text:p>
          </draw:text-box>
        </draw:frame>
        <draw:frame draw:style-name="gr4" draw:layer="layout" svg:width="1.281cm" svg:height="0.962cm" svg:x="2.135cm" svg:y="2.905cm">
          <draw:text-box>
            <text:p>S1</text:p>
          </draw:text-box>
        </draw:frame>
        <draw:frame draw:style-name="gr4" draw:layer="layout" svg:width="1.285cm" svg:height="0.962cm" svg:x="3.405cm" svg:y="2.905cm">
          <draw:text-box>
            <text:p>S2</text:p>
          </draw:text-box>
        </draw:frame>
        <draw:frame draw:style-name="gr5" draw:layer="layout" svg:width="3.161cm" svg:height="2.373cm" draw:transform="rotate (-0.474380490693156) translate (17.458cm 3.54cm)">
          <draw:text-box>
            <text:p>S3</text:p>
          </draw:text-box>
        </draw:frame>
        <draw:custom-shape draw:style-name="gr6" draw:text-style-name="P2" draw:id="id2" draw:layer="layout" svg:width="0.75cm" svg:height="0.75cm" svg:x="2.4cm" svg:y="7.58cm">
          <text:p text:style-name="P1"><text:span text:style-name="T1">ФС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4" draw:layer="layout" svg:width="0.75cm" svg:height="0.75cm" svg:x="3.672cm" svg:y="7.58cm">
          <text:p text:style-name="P1"><text:span text:style-name="T1">ФС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6" draw:layer="layout" svg:width="0.75cm" svg:height="0.75cm" draw:transform="rotate (-0.474380490693156) translate (17.974cm 6.36cm)">
          <text:p text:style-name="P1"><text:span text:style-name="T1">ФС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5" draw:layer="layout" svg:width="0.75cm" svg:height="0.75cm" draw:transform="rotate (-0.474380490693156) translate (17.156cm 7.952cm)">
          <text:p text:style-name="P1"><text:span text:style-name="T1">ФС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2.775cm" svg:y1="5.966cm" svg:x2="2.775cm" svg:y2="7.58cm" draw:start-shape="id1" draw:start-glue-point="2" draw:end-shape="id2" draw:end-glue-point="0" svg:d="m2775 5966v501 612 501">
          <text:p/>
        </draw:connector>
        <draw:connector draw:style-name="gr7" draw:text-style-name="P1" draw:layer="layout" draw:type="lines" svg:x1="4.047cm" svg:y1="5.666cm" svg:x2="4.047cm" svg:y2="7.58cm" draw:start-shape="id3" draw:start-glue-point="2" draw:end-shape="id4" draw:end-glue-point="0" svg:d="m4047 5666v501 912 501">
          <text:p/>
        </draw:connector>
        <draw:line draw:style-name="gr7" draw:text-style-name="P1" draw:layer="layout" svg:x1="16.905cm" svg:y1="6.228cm" svg:x2="17.838cm" svg:y2="6.708cm">
          <text:p/>
        </draw:line>
        <draw:line draw:style-name="gr7" draw:text-style-name="P1" draw:layer="layout" svg:x1="16.082cm" svg:y1="7.804cm" svg:x2="17.015cm" svg:y2="8.284cm">
          <text:p/>
        </draw:line>
        <draw:connector draw:style-name="gr7" draw:text-style-name="P1" draw:layer="layout" draw:line-skew="-0.154cm" svg:x1="4.047cm" svg:y1="8.33cm" svg:x2="9.904cm" svg:y2="10.295cm" draw:start-shape="id4" draw:start-glue-point="2" svg:d="m4047 8330v1080h5857v885">
          <text:p/>
        </draw:connector>
        <draw:connector draw:style-name="gr7" draw:text-style-name="P1" draw:layer="layout" draw:line-skew="-0.464cm" svg:x1="17.318cm" svg:y1="8.962cm" svg:x2="10.241cm" svg:y2="10.367cm" draw:start-shape="id5" draw:start-glue-point="2" svg:d="m17318 8962v467h-7077v938">
          <text:p/>
        </draw:connector>
        <draw:connector draw:style-name="gr7" draw:text-style-name="P1" draw:layer="layout" draw:line-skew="0.561cm" svg:x1="18.136cm" svg:y1="7.37cm" svg:x2="10.482cm" svg:y2="10.367cm" draw:start-shape="id6" draw:start-glue-point="2" svg:d="m18136 7370v2288h-7654v709">
          <text:p/>
        </draw:connector>
        <draw:connector draw:style-name="gr7" draw:text-style-name="P1" draw:layer="layout" draw:line-skew="-0.375cm" svg:x1="2.775cm" svg:y1="8.33cm" svg:x2="9.64cm" svg:y2="11.281cm" draw:start-shape="id2" draw:start-glue-point="2" svg:d="m2775 8330v1352h6865v1599">
          <text:p/>
        </draw:connector>
        <draw:custom-shape draw:style-name="gr8" draw:text-style-name="P3" draw:id="id7" draw:layer="layout" svg:width="2.54cm" svg:height="1.27cm" svg:x="8.759cm" svg:y="10.236cm">
          <text:p text:style-name="P1"><text:span text:style-name="T2">С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cm" svg:x="5.407cm" svg:y="2.6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5cm" svg:height="1cm" svg:x="8.775cm" svg:y="2.6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531cm" svg:height="1.434cm" draw:transform="rotate (-0.474380490693156) translate (16.721cm 2.5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id="id10" draw:layer="layout" svg:width="15.24cm" svg:height="0.762cm" svg:x="4.35cm" svg:y="1.8cm">
          <text:p text:style-name="P1"><text:span text:style-name="T3">VME TDC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0" draw:text-style-name="P4" draw:id="id8" draw:layer="layout" svg:width="5.996cm" svg:height="0.75cm" svg:x="13.56cm" svg:y="13.7cm">
          <text:p text:style-name="P1"><text:span text:style-name="T3">VME PhLO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1" draw:text-style-name="P1" draw:layer="layout" svg:x1="10.029cm" svg:y1="11.506cm" svg:x2="16.558cm" svg:y2="13.7cm" draw:start-shape="id7" draw:start-glue-point="2" draw:end-shape="id8" svg:d="m10029 11506v1098h6529v1096">
          <text:p/>
        </draw:connector>
        <draw:line draw:style-name="gr11" draw:text-style-name="P1" draw:layer="layout" svg:x1="9.42cm" svg:y1="11.51cm" svg:x2="9.42cm" svg:y2="13.415cm">
          <text:p/>
        </draw:line>
        <draw:custom-shape draw:style-name="gr8" draw:text-style-name="P3" draw:id="id9" draw:layer="layout" svg:width="2.031cm" svg:height="1.27cm" svg:x="7.82cm" svg:y="13.44cm">
          <text:p text:style-name="P1"><text:span text:style-name="T2">СЗ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7.82cm" svg:y1="14.075cm" svg:x2="8.759cm" svg:y2="10.871cm" draw:start-shape="id9" draw:start-glue-point="3" draw:end-shape="id7" draw:end-glue-point="3" svg:d="m7820 14075h-502v-3204h1441">
          <text:p/>
        </draw:connector>
        <draw:connector draw:style-name="gr11" draw:text-style-name="P1" draw:layer="layout" draw:type="line" svg:x1="13.56cm" svg:y1="14.075cm" svg:x2="9.851cm" svg:y2="14.075cm" draw:start-shape="id8" draw:start-glue-point="3" draw:end-shape="id9" draw:end-glue-point="1" svg:d="m13560 14075h-3709">
          <text:p/>
        </draw:connector>
        <draw:frame draw:style-name="gr4" draw:text-style-name="P2" draw:layer="layout" svg:width="1.759cm" svg:height="0.649cm" draw:transform="rotate (1.5707963267946) translate (6.661cm 13.336cm)">
          <draw:text-box>
            <text:p text:style-name="P1"><text:span text:style-name="T1">запрет</text:span></text:p>
          </draw:text-box>
        </draw:frame>
        <draw:frame draw:style-name="gr4" draw:text-style-name="P5" draw:layer="layout" svg:width="1.971cm" svg:height="0.649cm" draw:transform="rotate (1.5707963267946) translate (8.756cm 13.306cm)">
          <draw:text-box>
            <text:p><text:span text:style-name="T1">триггер</text:span></text:p>
          </draw:text-box>
        </draw:frame>
        <draw:frame draw:style-name="gr4" draw:text-style-name="P5" draw:layer="layout" svg:width="1.971cm" svg:height="0.649cm" svg:x="11.909cm" svg:y="11.945cm">
          <draw:text-box>
            <text:p><text:span text:style-name="T1">триггер</text:span></text:p>
          </draw:text-box>
        </draw:frame>
        <draw:frame draw:style-name="gr4" draw:text-style-name="P5" draw:layer="layout" svg:width="1.971cm" svg:height="0.649cm" svg:x="14.71cm" svg:y="10.202cm">
          <draw:text-box>
            <text:p><text:span text:style-name="T1">триггер</text:span></text:p>
          </draw:text-box>
        </draw:frame>
        <draw:frame draw:style-name="gr4" draw:text-style-name="P6" draw:layer="layout" svg:width="1.582cm" svg:height="0.725cm" svg:x="0.81cm" svg:y="4.229cm">
          <draw:text-box>
            <text:p><text:span text:style-name="T4">пучок</text:span></text:p>
          </draw:text-box>
        </draw:frame>
        <draw:line draw:style-name="gr12" draw:text-style-name="P1" draw:layer="layout" svg:x1="1.1cm" svg:y1="4.966cm" svg:x2="2.6cm" svg:y2="4.966cm">
          <text:p/>
        </draw:line>
        <draw:custom-shape draw:style-name="gr9" draw:text-style-name="P1" draw:layer="layout" svg:width="0.5cm" svg:height="1cm" svg:x="10.875cm" svg:y="2.6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1" draw:layer="layout" draw:line-skew="0.252cm" svg:x1="19.556cm" svg:y1="14.075cm" svg:x2="19.59cm" svg:y2="2.181cm" draw:start-shape="id8" draw:start-glue-point="1" draw:end-shape="id10" draw:end-glue-point="1" svg:d="m19556 14075h787v-11894h-753">
          <text:p/>
        </draw:connector>
        <draw:custom-shape draw:style-name="gr9" draw:text-style-name="P1" draw:id="id11" draw:layer="layout" svg:width="0.5cm" svg:height="1cm" svg:x="18.575cm" svg:y="2.6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3" draw:text-style-name="P1" draw:layer="layout" svg:x1="11.299cm" svg:y1="10.871cm" svg:x2="18.825cm" svg:y2="3.605cm" draw:start-shape="id7" draw:start-glue-point="1" draw:end-shape="id11" draw:end-glue-point="2" svg:d="m11299 10871h7526v-72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Musinsky</meta:initial-creator>
    <meta:creation-date>2009-07-14T19:46:51</meta:creation-date>
    <dc:date>2010-02-04T13:15:28</dc:date>
    <dc:creator>Jan Musinsky</dc:creator>
    <meta:editing-duration>PT04H24M03S</meta:editing-duration>
    <meta:editing-cycles>53</meta:editing-cycles>
    <meta:generator>OpenOffice.org/3.1$Linux OpenOffice.org_project/310m19$Build-9420</meta:generator>
    <meta:printed-by>Jan Musinsky</meta:printed-by>
    <meta:print-date>2009-07-16T12:08:10</meta:print-date>
    <meta:document-statistic meta:object-count="44"/>
  </office:meta>
</office:document-meta>
</file>